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2e5dbf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fo:font-weight="normal" officeooo:rsid="002c06b5" style:font-weight-asian="normal" style:font-weight-complex="normal"/>
    </style:style>
    <style:style style:name="T11" style:family="text">
      <style:text-properties officeooo:rsid="00192eb6"/>
    </style:style>
    <style:style style:name="T12" style:family="text">
      <style:text-properties officeooo:rsid="001a3a22"/>
    </style:style>
    <style:style style:name="T13" style:family="text">
      <style:text-properties officeooo:rsid="001cec9d"/>
    </style:style>
    <style:style style:name="T14" style:family="text">
      <style:text-properties officeooo:rsid="0024f736"/>
    </style:style>
    <style:style style:name="T15" style:family="text">
      <style:text-properties officeooo:rsid="0026279d"/>
    </style:style>
    <style:style style:name="T16" style:family="text">
      <style:text-properties officeooo:rsid="00269c2a"/>
    </style:style>
    <style:style style:name="T17" style:family="text">
      <style:text-properties officeooo:rsid="002c06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c06b5" style:font-weight-asian="bold" style:font-weight-complex="bold"/>
    </style:style>
    <style:style style:name="T20" style:family="text">
      <style:text-properties officeooo:rsid="002c8acb"/>
    </style:style>
    <style:style style:name="T21" style:family="text">
      <style:text-properties officeooo:rsid="002e5dbf"/>
    </style:style>
    <style:style style:name="T22" style:family="text">
      <style:text-properties officeooo:rsid="00308afa"/>
    </style:style>
    <style:style style:name="T23" style:family="text">
      <style:text-properties officeooo:rsid="0034af69"/>
    </style:style>
    <style:style style:name="T24" style:family="text">
      <style:text-properties officeooo:rsid="00388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7"><text:span text:style-name="T18">Hooded pitohui </text:span><text:span text:style-name="T10">[бел. авт. Pitohui dichrous]</text:span><text:span text:style-name="T18"> - the most poisonous bird -</text:span> <text:span text:style-name="T17">д</text:span>емек - качулат петохуйник - нещо средно между МОЧА и шестоъгълния петохуйник, дето беше курдисан на мястото на военния мемориал до НДК. Качулката трябва да е от някоя от наметките на царицата на черешовката <text:span text:style-name="T21">[бел. авт. </text:span>а може и на вишновката да е<text:span text:style-name="T21">]</text:span>, мая-мата нолова <text:span text:style-name="T21">[бел. авт. </text:span>или на-тараляна дръндрънчева или на някоя друга птица отровна<text:span text:style-name="T21">]</text:span>, услужливо отстъпила я бременно на го<text:span text:style-name="T17">[в]</text:span>нчо <text:span text:style-name="T22">Schwanz</text:span>ев да се прави на хубавиц / хубавица пред космя <text:span text:style-name="T17">k</text:span>öpekин-късопишкин [<text:span text:style-name="T17">бел. авт.</text:span> <text:span text:style-name="T20">знаете я </text:span><text:span text:style-name="T21">и та</text:span><text:span text:style-name="T24">я</text:span><text:span text:style-name="T21"> хубавица</text:span><text:span text:style-name="T20">, кака космя, космята, </text:span><text:span text:style-name="T23">виден максудски аристократ,</text:span><text:span text:style-name="T20"> </text:span>Kacke Kotze <text:span text:style-name="T17">von der </text:span>Fotze <text:span text:style-name="T17">k</text:span>öpekин—<text:span text:style-name="T17">т</text:span>угрицин—<text:span text:style-name="T17">к</text:span>ъсочленкин—късопишкин] и хилежтура̀та от фкритинени 'лигу-'лигу-френи.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6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2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1"> / </text:span><text:span text:style-name="T13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1"> / </text:span><text:span text:style-name="T14">30 сребърника, без ДДС</text:span>) с написаното <text:span text:style-name="T1">и ще бъде познат от </text:span><text:span text:style-name="T15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06-09T09:52:00.847993140</dc:date>
    <meta:editing-duration>P1DT23H8M4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82" meta:character-count="1837" meta:non-whitespace-character-count="1564"/>
  </office:meta>
</office:document-meta>
</file>